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90000001961563E88354C5278.png" manifest:media-type="image/png"/>
  <manifest:file-entry manifest:full-path="Pictures/100001F100000295000002959229E1247D53BFA2.svg" manifest:media-type="image/svg+xml"/>
  <manifest:file-entry manifest:full-path="Pictures/1000020100000019000000193DC406448B500A22.png" manifest:media-type="image/png"/>
  <manifest:file-entry manifest:full-path="Pictures/100000C0000002950000029588EFF5B20480C253.svg" manifest:media-type="image/svg+xml"/>
  <manifest:file-entry manifest:full-path="Pictures/100002010000001900000019CF05413DD96A0C20.png" manifest:media-type="image/png"/>
  <manifest:file-entry manifest:full-path="Pictures/1000115100000295000002950C342C4E2C384DBD.svg" manifest:media-type="image/svg+xml"/>
  <manifest:file-entry manifest:full-path="Pictures/10000180000002950000029521297FBB41CAF42A.svg" manifest:media-type="image/svg+xml"/>
  <manifest:file-entry manifest:full-path="Pictures/100000F70000029500000295D872DED80777487E.svg" manifest:media-type="image/svg+xml"/>
  <manifest:file-entry manifest:full-path="Pictures/1000020100000019000000194F1A01C94F5D9B70.png" manifest:media-type="image/png"/>
  <manifest:file-entry manifest:full-path="Pictures/100002010000001900000019A238BA082ACA8C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14.2cm" fo:min-width="9.1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4.2cm" fo:min-width="17.9cm"/>
    </style:style>
    <style:style style:name="gr3" style:family="graphic" style:parent-style-name="standard">
      <style:graphic-properties draw:stroke="none" draw:fill-color="#00aaad" draw:textarea-horizontal-align="justify" draw:textarea-vertical-align="middle" draw:auto-grow-height="false" fo:min-height="1.05cm" fo:min-width="27.5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0cm"/>
    </style:style>
    <style:style style:name="gr6" style:family="graphic" style:parent-style-name="standard">
      <style:graphic-properties draw:stroke="none" draw:fill-color="#999999" draw:textarea-horizontal-align="justify" draw:textarea-vertical-align="middle" draw:auto-grow-height="false" fo:min-height="0.654cm" fo:min-width="17.204cm"/>
    </style:style>
    <style:style style:name="gr7" style:family="graphic" style:parent-style-name="standard">
      <style:graphic-properties draw:stroke="none" draw:fill-color="#00aaad" draw:textarea-horizontal-align="justify" draw:textarea-vertical-align="middle" draw:auto-grow-height="false" fo:min-height="0.486cm" fo:min-width="0.436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stroke="none" draw:fill-color="#add58a" draw:textarea-horizontal-align="justify" draw:textarea-vertical-align="middle" draw:auto-grow-height="false" fo:min-height="0.528cm" fo:min-width="0.278cm"/>
    </style:style>
    <style:style style:name="gr12" style:family="graphic" style:parent-style-name="standard">
      <style:graphic-properties draw:stroke="none" draw:fill-color="#7477b8" draw:textarea-horizontal-align="justify" draw:textarea-vertical-align="middle" draw:auto-grow-height="false" fo:min-height="0.528cm" fo:min-width="0.27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0.55cm" fo:min-width="17.298cm"/>
    </style:style>
    <style:style style:name="gr17" style:family="graphic" style:parent-style-name="standard">
      <style:graphic-properties draw:stroke="none" draw:fill="none" fo:min-height="0.32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7.298cm"/>
    </style:style>
    <style:style style:name="gr19" style:family="graphic" style:parent-style-name="standard">
      <style:graphic-properties draw:stroke="none" draw:fill-color="#2b373d" draw:opacity="93%" draw:textarea-horizontal-align="justify" draw:textarea-vertical-align="middle" draw:auto-grow-height="false" fo:min-height="15.5cm" fo:min-width="27.5cm"/>
    </style:style>
    <style:style style:name="gr20" style:family="graphic" style:parent-style-name="standard">
      <style:graphic-properties draw:stroke="none" draw:fill="none" fo:min-height="1.042cm"/>
    </style:style>
    <style:style style:name="gr21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="none" fo:min-height="0.9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aaa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color="#ffffff" style:font-name="MathJax_Typewriter" fo:font-size="22pt"/>
    </style:style>
    <style:style style:name="P6" style:family="paragraph">
      <loext:graphic-properties draw:fill="none" draw:fill-color="#ffffff"/>
      <style:text-properties fo:color="#ffffff" style:font-name="MathJax_Typewriter" fo:font-size="22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-color="#999999"/>
      <style:paragraph-properties fo:text-align="start"/>
      <style:text-properties fo:color="#ffffff" style:font-name="MathJax_Typewriter" fo:font-size="14pt" style:font-size-asian="14pt" style:font-size-complex="14pt"/>
    </style:style>
    <style:style style:name="P9" style:family="paragraph">
      <style:text-properties style:font-name="MathJax_Typewriter"/>
    </style:style>
    <style:style style:name="P10" style:family="paragraph">
      <loext:graphic-properties draw:fill="none" draw:fill-color="#ffffff"/>
      <style:text-properties style:font-name="MathJax_Typewriter"/>
    </style:style>
    <style:style style:name="P11" style:family="paragraph">
      <style:text-properties style:font-name="MathJax_Typewriter" fo:font-size="16pt" style:font-size-asian="16pt" style:font-size-complex="16pt"/>
    </style:style>
    <style:style style:name="P12" style:family="paragraph">
      <loext:graphic-properties draw:fill="none" draw:fill-color="#ffffff"/>
      <style:text-properties style:font-name="MathJax_Typewriter" fo:font-size="16pt" style:font-size-asian="16pt" style:font-size-complex="16pt"/>
    </style:style>
    <style:style style:name="P13" style:family="paragraph">
      <style:text-properties style:font-name="MathJax_Typewriter" fo:font-size="14pt" style:font-size-asian="16pt" style:font-size-complex="16pt"/>
    </style:style>
    <style:style style:name="P14" style:family="paragraph">
      <loext:graphic-properties draw:fill="none" draw:fill-color="#ffffff"/>
      <style:text-properties style:font-name="MathJax_Typewriter" fo:font-size="14pt" style:font-size-asian="16pt" style:font-size-complex="16pt"/>
    </style:style>
    <style:style style:name="P15" style:family="paragraph">
      <loext:graphic-properties draw:fill-color="#add58a"/>
      <style:paragraph-properties fo:text-align="center"/>
    </style:style>
    <style:style style:name="P16" style:family="paragraph">
      <loext:graphic-properties draw:fill-color="#7477b8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color="#000000" style:font-name="MathJax_Typewriter" fo:font-size="22pt"/>
    </style:style>
    <style:style style:name="P19" style:family="paragraph">
      <loext:graphic-properties draw:fill="none" draw:fill-color="#ffffff"/>
      <style:text-properties fo:color="#000000" style:font-name="MathJax_Typewriter" fo:font-size="22pt"/>
    </style:style>
    <style:style style:name="P20" style:family="paragraph">
      <style:text-properties fo:color="#000000" style:font-name="MathJax_Typewriter" fo:font-size="12pt"/>
    </style:style>
    <style:style style:name="P21" style:family="paragraph">
      <loext:graphic-properties draw:fill="none" draw:fill-color="#ffffff"/>
      <style:text-properties fo:color="#000000" style:font-name="MathJax_Typewriter" fo:font-size="12pt"/>
    </style:style>
    <style:style style:name="P22" style:family="paragraph">
      <style:paragraph-properties fo:text-align="start"/>
    </style:style>
    <style:style style:name="P23" style:family="paragraph">
      <loext:graphic-properties draw:fill-color="#cccccc"/>
      <style:paragraph-properties fo:text-align="start"/>
      <style:text-properties style:font-name="MathJax_Typewriter" fo:font-size="14pt" style:font-size-asian="14pt" style:font-size-complex="14pt"/>
    </style:style>
    <style:style style:name="P24" style:family="paragraph">
      <style:text-properties fo:font-size="10pt"/>
    </style:style>
    <style:style style:name="P25" style:family="paragraph">
      <loext:graphic-properties draw:fill="none"/>
      <style:text-properties fo:font-size="10pt"/>
    </style:style>
    <style:style style:name="P26" style:family="paragraph">
      <loext:graphic-properties draw:fill-color="#ffffff"/>
      <style:paragraph-properties fo:text-align="start"/>
      <style:text-properties style:font-name="MathJax_Typewriter" fo:font-size="14pt" style:font-size-asian="14pt" style:font-size-complex="14pt"/>
    </style:style>
    <style:style style:name="P27" style:family="paragraph">
      <loext:graphic-properties draw:fill-color="#2b373d" draw:opacity="93%"/>
      <style:paragraph-properties fo:text-align="center"/>
    </style:style>
    <style:style style:name="P28" style:family="paragraph">
      <style:paragraph-properties fo:margin-top="0.42cm" fo:margin-bottom="0.35cm" fo:text-align="center"/>
      <style:text-properties fo:color="#ffffff" style:font-name="MathJax_Typewriter" fo:font-size="32pt" fo:font-weight="normal" style:font-size-asian="10pt" style:font-weight-asian="normal" style:font-size-complex="10pt" style:font-weight-complex="normal"/>
    </style:style>
    <style:style style:name="P29" style:family="paragraph">
      <loext:graphic-properties draw:fill="none"/>
      <style:paragraph-properties fo:margin-top="0.42cm" fo:margin-bottom="0.35cm" fo:text-align="center"/>
      <style:text-properties fo:color="#ffffff" style:font-name="MathJax_Typewriter" fo:font-size="32pt" fo:font-weight="normal" style:font-size-asian="10pt" style:font-weight-asian="normal" style:font-size-complex="10pt" style:font-weight-complex="normal"/>
    </style:style>
    <style:style style:name="P30" style:family="paragraph">
      <loext:graphic-properties draw:fill="none"/>
      <style:paragraph-properties fo:margin-top="0cm" fo:margin-bottom="0cm" fo:text-align="center"/>
      <style:text-properties fo:color="#ffffff"/>
    </style:style>
    <style:style style:name="P31" style:family="paragraph">
      <style:text-properties style:font-name="MathJax_Typewriter" fo:font-size="24pt"/>
    </style:style>
    <style:style style:name="P32" style:family="paragraph">
      <loext:graphic-properties draw:fill="none"/>
      <style:text-properties style:font-name="MathJax_Typewriter" fo:font-size="24pt"/>
    </style:style>
    <style:style style:name="T1" style:family="text">
      <style:text-properties fo:color="#ffffff" style:font-name="MathJax_Typewriter" fo:font-size="14pt" style:font-size-asian="14pt" style:font-size-complex="14pt"/>
    </style:style>
    <style:style style:name="T2" style:family="text">
      <style:text-properties style:font-name="MathJax_Typewriter" fo:font-size="16pt" style:font-size-asian="16pt" style:font-size-complex="16pt"/>
    </style:style>
    <style:style style:name="T3" style:family="text">
      <style:text-properties style:font-name="MathJax_Typewriter" style:font-size-asian="16pt" style:font-size-complex="16pt"/>
    </style:style>
    <style:style style:name="T4" style:family="text">
      <style:text-properties style:font-name="MathJax_Typewriter" fo:font-size="14pt" style:font-size-asian="14pt" style:font-size-complex="14pt"/>
    </style:style>
    <style:style style:name="T5" style:family="text">
      <style:text-properties style:font-name="MathJax_Typewriter" style:font-size-asian="14pt" style:font-size-complex="14pt"/>
    </style:style>
    <style:style style:name="T6" style:family="text">
      <style:text-properties style:font-name="MathJax_Typewriter" fo:font-size="14pt" style:font-size-asian="16pt" style:font-size-complex="1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cm" svg:height="14.45cm" svg:x="18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cm" svg:height="14.45cm" svg:x="0cm" svg:y="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6cm" svg:height="1.16cm" svg:x="0.2cm" svg:y="0.0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6" draw:layer="layout" svg:width="2.2cm" svg:height="0.967cm" svg:x="1.6cm" svg:y="0.262cm">
          <draw:text-box>
            <text:p text:style-name="P5">JEDI</text:p>
          </draw:text-box>
        </draw:frame>
        <draw:custom-shape draw:style-name="gr6" draw:text-style-name="P8" draw:layer="layout" svg:width="17.8cm" svg:height="1cm" svg:x="0.3cm" svg:y="14.5cm">
          <text:p text:style-name="P7"><text:span text:style-name="T1">Type </text:span><text:span text:style-name="T1">here..</text:span><text:span text:style-name="T1">.(as </text:span><text:span text:style-name="T1">BennoB</text:span><text:span text:style-name="T1">ianc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cm" svg:height="0.8cm" svg:x="17cm" svg:y="14.6cm">
          <text:p/>
          <draw:enhanced-geometry svg:viewBox="0 0 21600 21600" draw:path-stretchpoint-x="10800" draw:path-stretchpoint-y="10800" draw:text-areas="?f3 ?f4 ?f5 ?f6" draw:type="round-rectangle" draw:modifiers="29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0.66cm" svg:height="0.66cm" svg:x="17.2cm" svg:y="14.668cm">
          <draw:image xlink:href="Pictures/100000C0000002950000029588EFF5B20480C253.svg" xlink:type="simple" xlink:show="embed" xlink:actuate="onLoad">
            <text:p/>
          </draw:image>
          <draw:image xlink:href="Pictures/100002010000001900000019CF05413DD96A0C20.png" xlink:type="simple" xlink:show="embed" xlink:actuate="onLoad"/>
        </draw:frame>
        <draw:frame draw:style-name="gr8" draw:text-style-name="P10" draw:layer="layout" svg:width="8.7cm" svg:height="0.9cm" svg:x="18.8cm" svg:y="1.6cm">
          <draw:text-box>
            <text:p text:style-name="P9">Room: /creator</text:p>
          </draw:text-box>
        </draw:frame>
        <draw:frame draw:style-name="gr9" draw:text-style-name="P12" draw:layer="layout" svg:width="8.7cm" svg:height="0.767cm" svg:x="18.8cm" svg:y="2.6cm">
          <draw:text-box>
            <text:p text:style-name="P11"><text:span text:style-name="T2">5 Participants:</text:span></text:p>
          </draw:text-box>
        </draw:frame>
        <draw:frame draw:style-name="gr4" draw:text-style-name="P4" draw:layer="layout" svg:width="0.66cm" svg:height="0.66cm" svg:x="19.2cm" svg:y="3.5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4" draw:layer="layout" svg:width="7.8cm" svg:height="0.708cm" svg:x="19.9cm" svg:y="3.5cm">
          <draw:text-box>
            <text:p text:style-name="P13"><text:span text:style-name="T3">BennoBianco(you)</text:span></text:p>
          </draw:text-box>
        </draw:frame>
        <draw:frame draw:style-name="gr4" draw:text-style-name="P4" draw:layer="layout" svg:width="0.66cm" svg:height="0.66cm" svg:x="19.2cm" svg:y="4.4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4" draw:layer="layout" svg:width="7.8cm" svg:height="0.708cm" svg:x="19.9cm" svg:y="4.4cm">
          <draw:text-box>
            <text:p text:style-name="P13"><text:span text:style-name="T3">Captainpast</text:span></text:p>
          </draw:text-box>
        </draw:frame>
        <draw:frame draw:style-name="gr4" draw:text-style-name="P4" draw:layer="layout" svg:width="0.66cm" svg:height="0.66cm" svg:x="19.2cm" svg:y="5.4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4" draw:layer="layout" svg:width="7.8cm" svg:height="0.708cm" svg:x="19.9cm" svg:y="5.4cm">
          <draw:text-box>
            <text:p text:style-name="P13"><text:span text:style-name="T4">Saplully</text:span></text:p>
          </draw:text-box>
        </draw:frame>
        <draw:frame draw:style-name="gr4" draw:text-style-name="P4" draw:layer="layout" svg:width="0.66cm" svg:height="0.66cm" svg:x="19.2cm" svg:y="6.4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4" draw:layer="layout" svg:width="7.8cm" svg:height="0.708cm" svg:x="19.9cm" svg:y="6.4cm">
          <draw:text-box>
            <text:p text:style-name="P13"><text:span text:style-name="T3">Korny07</text:span></text:p>
          </draw:text-box>
        </draw:frame>
        <draw:frame draw:style-name="gr4" draw:text-style-name="P4" draw:layer="layout" svg:width="0.66cm" svg:height="0.66cm" svg:x="19.2cm" svg:y="7.4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4" draw:layer="layout" svg:width="7.8cm" svg:height="0.708cm" svg:x="19.9cm" svg:y="7.4cm">
          <draw:text-box>
            <text:p text:style-name="P13"><text:span text:style-name="T3">Miki</text:span></text:p>
          </draw:text-box>
        </draw:frame>
        <draw:custom-shape draw:style-name="gr11" draw:text-style-name="P15" draw:layer="layout" svg:width="1.1cm" svg:height="1.1cm" svg:x="25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66cm" svg:height="0.66cm" svg:x="25.208cm" svg:y="14.44cm">
          <draw:image xlink:href="Pictures/100000F70000029500000295D872DED80777487E.svg" xlink:type="simple" xlink:show="embed" xlink:actuate="onLoad">
            <text:p/>
          </draw:image>
          <draw:image xlink:href="Pictures/1000020100000019000000193DC406448B500A22.png" xlink:type="simple" xlink:show="embed" xlink:actuate="onLoad"/>
        </draw:frame>
        <draw:custom-shape draw:style-name="gr12" draw:text-style-name="P16" draw:layer="layout" svg:width="1.1cm" svg:height="1.1cm" svg:x="26.401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66cm" svg:height="0.66cm" svg:x="26.561cm" svg:y="14.441cm">
          <draw:image xlink:href="Pictures/100001F100000295000002959229E1247D53BFA2.svg" xlink:type="simple" xlink:show="embed" xlink:actuate="onLoad">
            <text:p/>
          </draw:image>
          <draw:image xlink:href="Pictures/10000201000000190000001961563E88354C5278.png" xlink:type="simple" xlink:show="embed" xlink:actuate="onLoad"/>
        </draw:frame>
        <draw:line draw:style-name="gr13" draw:text-style-name="P17" draw:layer="layout" svg:x1="0.3cm" svg:y1="4.6cm" svg:x2="18.098cm" svg:y2="4.6cm">
          <text:p/>
        </draw:line>
        <draw:frame draw:style-name="gr4" draw:text-style-name="P4" draw:layer="layout" svg:width="2.26cm" svg:height="2.26cm" svg:x="0.64cm" svg:y="1.9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14" draw:text-style-name="P19" draw:layer="layout" svg:width="6.3cm" svg:height="0.967cm" svg:x="3.4cm" svg:y="2.3cm">
          <draw:text-box>
            <text:p text:style-name="P18">Welcome to JEDI</text:p>
          </draw:text-box>
        </draw:frame>
        <draw:frame draw:style-name="gr15" draw:text-style-name="P21" draw:layer="layout" svg:width="12.4cm" svg:height="0.699cm" svg:x="3.4cm" svg:y="3.301cm">
          <draw:text-box>
            <text:p text:style-name="P20">JEDI is a live texting tool. </text:p>
          </draw:text-box>
        </draw:frame>
        <draw:custom-shape draw:style-name="gr16" draw:text-style-name="P23" draw:layer="layout" svg:width="17.798cm" svg:height="0.8cm" svg:x="0.3cm" svg:y="4.7cm">
          <text:p text:style-name="P22"><text:span text:style-name="T4">BennoBianco: Hallo</text:span>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517cm" svg:height="0.577cm" svg:x="16.783cm" svg:y="5cm">
          <draw:text-box>
            <text:p text:style-name="P24"><text:span text:style-name="T5">16:25</text:span></text:p>
          </draw:text-box>
        </draw:frame>
        <draw:custom-shape draw:style-name="gr18" draw:text-style-name="P26" draw:layer="layout" svg:width="17.798cm" svg:height="0.8cm" svg:x="0.3cm" svg:y="5.501cm">
          <text:p text:style-name="P22"><text:span text:style-name="T4">Saplully: Hi</text:span>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517cm" svg:height="0.577cm" svg:x="16.783cm" svg:y="5.801cm">
          <draw:text-box>
            <text:p text:style-name="P24"><text:span text:style-name="T5">1</text:span><text:span text:style-name="T5">6</text:span><text:span text:style-name="T5">:</text:span><text:span text:style-name="T5">2</text:span><text:span text:style-name="T5">5</text:span></text:p>
          </draw:text-box>
        </draw:frame>
        <draw:custom-shape draw:style-name="gr16" draw:text-style-name="P23" draw:layer="layout" svg:width="17.798cm" svg:height="0.8cm" svg:x="0.3cm" svg:y="6.302cm">
          <text:p text:style-name="P22"><text:span text:style-name="T6">Korny07</text:span><text:span text:style-name="T4">: Hiiiiiiiiiiiiiiiiii</text:span>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517cm" svg:height="0.577cm" svg:x="16.783cm" svg:y="6.602cm">
          <draw:text-box>
            <text:p text:style-name="P24"><text:span text:style-name="T5">16:25</text:span></text:p>
          </draw:text-box>
        </draw:frame>
        <draw:custom-shape draw:style-name="gr18" draw:text-style-name="P26" draw:layer="layout" svg:width="17.798cm" svg:height="0.8cm" svg:x="0.3cm" svg:y="7.103cm">
          <text:p text:style-name="P22"><text:span text:style-name="T6">Captainpast</text:span><text:span text:style-name="T4">: Hi ;)</text:span>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517cm" svg:height="0.577cm" svg:x="16.783cm" svg:y="7.403cm">
          <draw:text-box>
            <text:p text:style-name="P24"><text:span text:style-name="T5">1</text:span><text:span text:style-name="T5">6</text:span><text:span text:style-name="T5">:</text:span><text:span text:style-name="T5">2</text:span><text:span text:style-name="T5">5</text:span></text:p>
          </draw:text-box>
        </draw:frame>
        <draw:custom-shape draw:style-name="gr16" draw:text-style-name="P23" draw:layer="layout" svg:width="17.798cm" svg:height="0.8cm" svg:x="0.3cm" svg:y="7.903cm">
          <text:p text:style-name="P22"><text:span text:style-name="T4">BennoBianco: Wo ist Miki</text:span>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517cm" svg:height="0.577cm" svg:x="16.783cm" svg:y="8.203cm">
          <draw:text-box>
            <text:p text:style-name="P24"><text:span text:style-name="T5">16:26</text:span></text:p>
          </draw:text-box>
        </draw:frame>
        <draw:custom-shape draw:style-name="gr18" draw:text-style-name="P26" draw:layer="layout" svg:width="17.798cm" svg:height="0.8cm" svg:x="0.3cm" svg:y="8.704cm">
          <text:p text:style-name="P22"><text:span text:style-name="T6">Miki</text:span><text:span text:style-name="T4">: Hunger</text:span>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517cm" svg:height="0.577cm" svg:x="16.783cm" svg:y="9.004cm">
          <draw:text-box>
            <text:p text:style-name="P24"><text:span text:style-name="T5">1</text:span><text:span text:style-name="T5">6</text:span><text:span text:style-name="T5">:</text:span><text:span text:style-name="T5">2</text:span><text:span text:style-name="T5">8</text:span></text:p>
          </draw:text-box>
        </draw:frame>
        <draw:custom-shape draw:style-name="gr16" draw:text-style-name="P23" draw:layer="layout" svg:width="17.798cm" svg:height="0.8cm" svg:x="0.3cm" svg:y="9.505cm">
          <text:p text:style-name="P22"><text:span text:style-name="T6">Captainpast</text:span><text:span text:style-name="T4">: ok, gliech</text:span>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517cm" svg:height="0.577cm" svg:x="16.783cm" svg:y="9.805cm">
          <draw:text-box>
            <text:p text:style-name="P24"><text:span text:style-name="T5">17:28</text:span></text:p>
          </draw:text-box>
        </draw:frame>
      </draw:page>
      <draw:page draw:name="page2" draw:style-name="dp1" draw:master-page-name="Standard">
        <draw:frame draw:style-name="gr4" draw:text-style-name="P4" draw:layer="layout" svg:width="10.96cm" svg:height="10.96cm" svg:x="8.3cm" svg:y="2.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custom-shape draw:style-name="gr19" draw:text-style-name="P27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29" draw:layer="layout" svg:width="27.8cm" svg:height="1.292cm" svg:x="0.2cm" svg:y="5.5cm">
          <draw:text-box>
            <text:p text:style-name="P28"><text:span text:style-name="T7">t</text:span><text:span text:style-name="T7">y</text:span><text:span text:style-name="T7">p</text:span><text:span text:style-name="T7">e</text:span><text:span text:style-name="T7"> </text:span><text:span text:style-name="T7">i</text:span><text:span text:style-name="T7">n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n</text:span><text:span text:style-name="T7">i</text:span><text:span text:style-name="T7">c</text:span><text:span text:style-name="T7">k</text:span><text:span text:style-name="T7">n</text:span><text:span text:style-name="T7">a</text:span><text:span text:style-name="T7">m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e</text:span><text:span text:style-name="T7">n</text:span><text:span text:style-name="T7">t</text:span><text:span text:style-name="T7">e</text:span><text:span text:style-name="T7">r</text:span></text:p>
          </draw:text-box>
        </draw:frame>
        <draw:line draw:style-name="gr21" draw:text-style-name="P30" draw:layer="layout" svg:x1="11cm" svg:y1="8.9cm" svg:x2="17.5cm" svg:y2="8.9cm">
          <text:p><text:span text:style-name="T8"/></text:p>
        </draw:line>
        <draw:frame draw:style-name="gr22" draw:text-style-name="P32" draw:layer="layout" svg:width="5.619cm" svg:height="1.2cm" svg:x="11.581cm" svg:y="8cm">
          <draw:text-box>
            <text:p text:style-name="P31"><text:span text:style-name="T8">B</text:span><text:span text:style-name="T8">e</text:span><text:span text:style-name="T8">n</text:span><text:span text:style-name="T8">n</text:span><text:span text:style-name="T8">o</text:span><text:span text:style-name="T8">B</text:span><text:span text:style-name="T8">i</text:span><text:span text:style-name="T8">a</text:span><text:span text:style-name="T8">n</text:span><text:span text:style-name="T8">c</text:span><text:span text:style-name="T8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4:11:12.025637021</meta:creation-date>
    <dc:date>2020-05-22T16:47:48.764522766</dc:date>
    <meta:editing-duration>PT1H45M43S</meta:editing-duration>
    <meta:editing-cycles>14</meta:editing-cycles>
    <meta:generator>LibreOffice/6.0.7.3$Linux_X86_64 LibreOffice_project/00m0$Build-3</meta:generator>
    <meta:document-statistic meta:object-count="47"/>
  </office:meta>
</office:document-meta>
</file>